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5000000185475A9DE6FC40BA7.png" manifest:media-type="image/png"/>
  <manifest:file-entry manifest:full-path="Pictures/1000020100000573000000597E1144B829BBA52C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9F000001A92B804551CE835E74.png" manifest:media-type="image/png"/>
  <manifest:file-entry manifest:full-path="Pictures/10000201000004FB00000673981A6235EE5A468B.png" manifest:media-type="image/png"/>
  <manifest:file-entry manifest:full-path="Pictures/100002010000049F000001A93244B0BD1C93E9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347in" fo:margin-left="0.5861in" table:align="left" style:writing-mode="lr-tb"/>
    </style:style>
    <style:style style:name="Table1.A" style:family="table-column">
      <style:table-column-properties style:column-width="7.4347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background-color="#dddddd">
        <style:background-image/>
      </style:table-row-properties>
    </style:style>
    <style:style style:name="Table1.A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officeooo:rsid="00326896" officeooo:paragraph-rsid="00326896"/>
    </style:style>
    <style:style style:name="P3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b722d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 style:list-style-name="L1"/>
    <style:style style:name="P9" style:family="paragraph" style:parent-style-name="Text_20_body" style:master-page-name="">
      <loext:graphic-properties draw:fill="bitmap" draw:fill-color="#729fcf" draw:fill-image-name="banner" style:repeat="stretch"/>
      <style:paragraph-properties fo:margin-left="0.5in" fo:margin-right="0.5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tab-stops>
          <style:tab-stop style:position="7.5583in"/>
        </style:tab-stops>
        <style:background-image xlink:href="Pictures/100002010000049F000001A93244B0BD1C93E9D2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10" style:family="paragraph" style:parent-style-name="Heading_20_3">
      <style:text-properties fo:font-style="normal" style:font-style-asian="normal" style:font-style-complex="normal"/>
    </style:style>
    <style:style style:name="P11" style:family="paragraph" style:parent-style-name="Heading_20_3">
      <style:text-properties fo:font-style="normal" officeooo:paragraph-rsid="002b722d" style:font-style-asian="normal" style:font-style-complex="normal"/>
    </style:style>
    <style:style style:name="P12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cd9a3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cd9a3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style:text-blinking="false" fo:background-color="transparent" loext:char-shading-value="0"/>
    </style:style>
    <style:style style:name="T10" style:family="text">
      <style:text-properties fo:font-variant="normal" fo:text-transform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font-weight="bold" officeooo:rsid="002cd9a3" style:text-blinking="false" fo:background-color="transparent" loext:char-shading-value="0" style:font-weight-asian="bold" style:font-weight-complex="bold"/>
    </style:style>
    <style:style style:name="T12" style:family="text">
      <style:text-properties officeooo:rsid="002cd9a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cd9a3" style:font-weight-asian="bold" style:font-weight-complex="bold"/>
    </style:style>
    <style:style style:name="T15" style:family="text">
      <style:text-properties fo:color="#ffffff" fo:font-style="italic" style:font-style-asian="italic" style:font-style-complex="italic"/>
    </style:style>
    <style:style style:name="T16" style:family="text">
      <style:text-properties fo:color="#ffffff" fo:font-style="italic" officeooo:rsid="002d4b32" style:font-style-asian="italic" style:font-style-complex="italic"/>
    </style:style>
    <style:style style:name="T17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ffffff" fo:font-style="italic" fo:font-weight="bold" officeooo:rsid="002e8d02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 text:name="docs-internal-guid-d7300844-7fff-5368-732d-31ab65cb18f3"/>ПОПЫТКИ</text:h>
      <text:p text:style-name="P3">Всё, что не может быть простым успехом/провалом является <text:span text:style-name="T4">попыткой</text:span>, а не <text:span text:style-name="T4">проверкой</text:span>. <text:span text:style-name="T3">Попытка</text:span> - такой тип броска, после успеха которого нужно совершить бросок <text:span text:style-name="T4">усилия</text:span>. Близкий пример из других игр - атака и урон. Каждый игрок знает, что это: делай бросок атаки, а затем урона! <text:span text:style-name="T3">Попытки</text:span> и <text:span text:style-name="T3">усилия</text:span> выглядят похоже, отличие состоит в том, что это используется для любых видов действий, а не только для победы над врагами.</text:p>
      <text:p text:style-name="P4"><text:span text:style-name="T5">Делая бросок </text:span><text:span text:style-name="T8">попытки</text:span><text:span text:style-name="T5">, используй </text:span><text:span text:style-name="T6">D20</text:span><text:span text:style-name="T5"> и любую подходящую под ситуацию характеристику. </text:span><text:span text:style-name="T8">Трофеи</text:span><text:span text:style-name="T5"> также могут давать бонусы к проверкам </text:span><text:span text:style-name="T7">попытки</text:span><text:span text:style-name="T5"> или </text:span><text:span text:style-name="T8">усилия</text:span><text:span text:style-name="T5">. Если при броске </text:span><text:span text:style-name="T8">попытки</text:span><text:span text:style-name="T5"> на </text:span><text:span text:style-name="T6">D20</text:span><text:span text:style-name="T5"> выпадает </text:span><text:span text:style-name="T6">20</text:span><text:span text:style-name="T5"> - делай обычный бросок </text:span><text:span text:style-name="T8">усилия</text:span><text:span text:style-name="T5"> и добавляй </text:span><text:span text:style-name="T6">D12</text:span><text:span text:style-name="T5"> </text:span><text:span text:style-name="T8">предельного усилия</text:span><text:span text:style-name="T5">! Это ощутимо ускорит процесс. Кость проверки </text:span><text:span text:style-name="T8">усилия</text:span><text:span text:style-name="T5"> варьируется от </text:span><text:span text:style-name="T6">D4</text:span><text:span text:style-name="T5"> до </text:span><text:span text:style-name="T6">D12</text:span><text:span text:style-name="T5"> в зависимости от контекста. Например, атака в ближнем бою может использовать </text:span><text:span text:style-name="T7">усилие оружием</text:span><text:span text:style-name="T5"> (</text:span><text:span text:style-name="T6">D6</text:span><text:span text:style-name="T5">) или </text:span><text:span text:style-name="T8">м</text:span><text:span text:style-name="T7">агическое усилие</text:span><text:span text:style-name="T5"> (</text:span><text:span text:style-name="T6">D8</text:span><text:span text:style-name="T5">) в зависимости от используемого оружия, безоружная же атака использует </text:span><text:span text:style-name="T7">базовое усилие</text:span><text:span text:style-name="T5"> (</text:span><text:span text:style-name="T6">D4</text:span><text:span text:style-name="T5">). Похожим образом работают всё остальное! Если у меня есть Магические Ботинки для Лазания, и я делаю бросок усилия в попытках забраться по скале - усилие должно быть </text:span><text:span text:style-name="T7">магическим</text:span><text:span text:style-name="T5">! Если скала имеет 1 сердце, тогда мне нужно 10 очков </text:span><text:span text:style-name="T7">усилий</text:span><text:span text:style-name="T5">, чтобы достигнуть вершины. Набрать 10 очков при помощи </text:span><text:span text:style-name="T6">D8</text:span><text:span text:style-name="T5"> быстрее и проще, чем в обычной обуви, которая использует </text:span><text:span text:style-name="T7">базовое усилие</text:span><text:span text:style-name="T5">. </text:span></text:p>
      <text:h text:style-name="P11" text:outline-level="3">ОБЫЧНЫЕ ПОПЫТКИ</text:h>
      <text:p text:style-name="P5"><draw:frame draw:style-name="fr3" draw:name="Image1" text:anchor-type="as-char" svg:width="7.6244in" svg:height="0.0799in" draw:z-index="1"><draw:image xlink:href="Pictures/10000201000004B5000000185475A9DE6FC40BA7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bookmark text:name="docs-internal-guid-85e08649-7fff-84a1-a078-401509e510aa"/><text:span text:style-name="T11">Сила (</text:span><text:span text:style-name="T10">СИЛ</text:span><text:span text:style-name="T11">)</text:span><text:span text:style-name="T10">:</text:span><text:span text:style-name="T9"> Атаковать врага мечом, согнуть прутья решётки, пробить стену, заблокировать шлюз, срубить дерево, силой открыть сундук.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14">Ловкость (</text:span><text:span text:style-name="T13">ЛОВ</text:span><text:span text:style-name="T14">)</text:span><text:span text:style-name="T13">:</text:span> стрелять из бластера, взобраться по веревке, копаться в мелком механизме, открыть отмычкой запертый сундук</text:p>
          </table:table-cell>
        </table:table-row>
        <table:table-row>
          <table:table-cell table:style-name="Table1.A1" office:value-type="string">
            <text:p text:style-name="P6"><text:span text:style-name="T14">Телосложение (</text:span><text:span text:style-name="T13">ТЕЛ</text:span><text:span text:style-name="T14">)</text:span><text:span text:style-name="T13">:</text:span> Бонус от ТЕЛ используется при <text:span text:style-name="T4">во</text:span><text:span text:style-name="T3">сстановлении</text:span> (стр. <text:span text:style-name="T12">16</text:span>)</text:p>
          </table:table-cell>
        </table:table-row>
        <table:table-row>
          <table:table-cell table:style-name="Table1.A4" office:value-type="string">
            <text:p text:style-name="P6"><text:span text:style-name="T14">Интеллект (</text:span><text:span text:style-name="T13">ИНТ</text:span><text:span text:style-name="T14">)</text:span><text:span text:style-name="T13">: </text:span>Произнести заклинание, расшифровать надпись, понять принцип работы замка, научиться пилотировать космический корабль, по архитектурным особенностям догадаться о наличии здесь скрытого помещения</text:p>
          </table:table-cell>
        </table:table-row>
        <table:table-row>
          <table:table-cell table:style-name="Table1.A1" office:value-type="string">
            <text:p text:style-name="P6"><text:span text:style-name="T14">Мудрость (</text:span><text:span text:style-name="T13">МУД</text:span><text:span text:style-name="T14">)</text:span><text:span text:style-name="T13">: </text:span>применить божественные или природные силы, тренировать животное, вылечить союзника, идти по следу дикого зверя</text:p>
          </table:table-cell>
        </table:table-row>
        <table:table-row>
          <table:table-cell table:style-name="Table1.A4" office:value-type="string">
            <text:p text:style-name="P6"><text:span text:style-name="T14">Харизма (</text:span><text:span text:style-name="T13">ХАР</text:span><text:span text:style-name="T14">)</text:span><text:span text:style-name="T13">:</text:span> Заработать доверие батальона, вдохновить союзников, наполнить страхом сердца врагов, подружится с новым знакомым</text:p>
          </table:table-cell>
        </table:table-row>
      </table:table>
      <text:p text:style-name="P9"><text:bookmark text:name="docs-internal-guid-0c01baaa-7fff-dfc5-1d7e-3d6a50713d26"/><text:line-break/> <text:s text:c="8"/><text:span text:style-name="T17">Джефф</text:span><text:span text:style-name="T15">: Я добираюсь до алтаря и пытаюсь прочесть странные символы.<text:line-break/> <text:s text:c="8"/></text:span><text:span text:style-name="T18">Ведущий</text:span><text:span text:style-name="T15">: Здесь темно и мрачно. Сейчас Цель 12. Сделай проверку ИНТ<text:line-break/> <text:s text:c="9"/></text:span><text:span text:style-name="T17">Джефф</text:span><text:span text:style-name="T15">: Окей, я получил 11 на D20 <text:s/>и мой ИНТ+2, итого 13! Я сделал это.<text:line-break/> <text:s text:c="9"/></text:span><text:span text:style-name="T18">Ведущий</text:span><text:span text:style-name="T15">: Ты начал расшифровывать руны, но их здесь много. Бросай усилие. <text:line-break/> <text:s text:c="10"/></text:span><text:span text:style-name="T17">Джефф</text:span><text:span text:style-name="T15">: Магия мне здесь не поможет, только Базовое усилие. У меня +1, а на броске 3, итого <text:s text:c="14"/>. <text:s text:c="9"/>4</text:span><text:span text:style-name="T16"> </text:span><text:span text:style-name="T15">усилия на перевод.<text:line-break/> <text:s text:c="10"/></text:span><text:span text:style-name="T18">Ведущий</text:span><text:span text:style-name="T15">: Ты разобрал несколько слов, включая «Король» и «Демон», но ты только на полпути <text:s text:c="9"/>. <text:s text:c="9"/>к пониманию. Рейна, что ты делаешь?<text:line-break/> <text:s text:c="10"/></text:span><text:span text:style-name="T17">Аманда</text:span><text:span text:style-name="T15">: Я помогаю ему. Такой же бросок, БУМ! Чистое 20! Тогда D4 за мой базовый ум, это 3, и <text:s text:c="11"/>.</text:span><text:span text:style-name="T16"> <text:s text:c="9"/></text:span><text:span text:style-name="T15">D12 за критический успех, это 11!<text:line-break/> <text:s text:c="10"/></text:span><text:span text:style-name="T18">Ведущий</text:span><text:span text:style-name="T15">: Общее усилие 18! Это была задача всего на 1 сердце. Работая вместе, вы смогли <text:s text:c="36"/></text:span><text:span text:style-name="T16">. <text:s text:c="8"/></text:span><text:span text:style-name="T15"><text:s/></text:span><text:span text:style-name="T16">р</text:span><text:span text:style-name="T15">асшифров</text:span><text:span text:style-name="T16">ать </text:span><text:span text:style-name="T15">письмена полностью. Текст звучит как: «Тот, кто прочтёт стихотворение <text:s text:c="10"/>. <text:s text:c="2"/>. <text:s text:c="8"/>Короля Демонов, умрёт в бреду!»</text:span><text:line-break/></text:p>
      <text:p text:style-name="P7"/>
      <text:p text:style-name="Text_20_body"/>
      <text:list xml:id="list1355867242" text:style-name="L1">
        <text:list-header>
          <text:p text:style-name="P8"/>
          <text:p text:style-name="P8"/>
        </text:list-header>
      </text:list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0" draw:display-name="10" xlink:href="Pictures/10000201000004FB00000673981A6235EE5A468B.png" xlink:type="simple" xlink:show="embed" xlink:actuate="onLoad"/>
    <draw:fill-image draw:name="banner" xlink:href="Pictures/100002010000049F000001A92B804551CE835E74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officeooo:rsid="002b722d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981A6235EE5A468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ИПЫ ПОПЫТ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3:22:05.402001381</dc:date>
    <meta:editing-duration>PT46M34S</meta:editing-duration>
    <meta:editing-cycles>13</meta:editing-cycles>
    <meta:generator>LibreOffice/6.1.0.3$Linux_X86_64 LibreOffice_project/10$Build-3</meta:generator>
    <meta:document-statistic meta:table-count="1" meta:image-count="3" meta:object-count="0" meta:page-count="1" meta:paragraph-count="15" meta:word-count="460" meta:character-count="3221" meta:non-whitespace-character-count="2557"/>
  </office:meta>
</office:document-meta>
</file>